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2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51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51pt solid #000000" fo:background-color="#9999cc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51pt solid #000000" fo:border-left="0.51pt solid #000000" fo:padding="0.071cm" fo:border-right="0.06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51pt solid #000000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66"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51pt solid #000000" fo:background-color="#9999cc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51pt solid #000000" fo:border-left="0.06pt solid #000000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51pt solid #000000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wrap-option="wrap" fo:border="0.51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6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Размеры</text:p>
          </table:table-cell>
          <table:table-cell table:style-name="ce10" office:value-type="string" calcext:value-type="string">
            <text:p>Количество</text:p>
          </table:table-cell>
          <table:table-cell table:style-name="ce24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table:formula="of:=[.E48]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B63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table:formula="of:=[.B69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table:formula="of:=[.B72]+[.B73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table:formula="of:=[.B74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table:formula="of:=[.B77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table:formula="of:=[.B78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84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90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table:formula="of:=[.B9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9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7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0</text:p>
          </table:table-cell>
          <table:table-cell table:style-name="ce5" table:formula="of:=[.B130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table:formula="of:=[.B131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table:formula="of:=[.B132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table:formula="of:=[.B133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table:formula="of:=[.B134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table:formula="of:=[.B1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table:formula="of:=[.B136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table:formula="of:=[.B137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52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62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table:formula="of:=[.B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table:formula="of:=[.B168]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Расклад крепеж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9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8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25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7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7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9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8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8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0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низу</text:p>
          </table:table-cell>
          <table:table-cell table:style-name="ce17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верху</text:p>
          </table:table-cell>
          <table:table-cell table:style-name="ce17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8" office:value-type="string" calcext:value-type="string">
            <text:p>Длина, мм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верху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низу</text:p>
          </table:table-cell>
          <table:table-cell table:style-name="ce20" office:value-type="float" office:value="60" calcext:value-type="float">
            <text:p>6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3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98]*[.D98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98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1]*[.D10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2]*[.D102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1:.E102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5]*[.D105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6]*[.D106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5:.E106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21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22" office:value-type="string" calcext:value-type="string">
            <text:p>40/50 (зависит от мотора)</text:p>
          </table:table-cell>
          <table:table-cell table:style-name="ce21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20]+[.B122]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0]+[.B111]+[.B113]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5]+[.B116]+[.B119]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1]+[.B123]+[.B127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4]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7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26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18]+[.B125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40:.B151])" office:value-type="float" office:value="57" calcext:value-type="float">
            <text:p>57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1])" office:value-type="float" office:value="43" calcext:value-type="float">
            <text:p>43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Крепеж на сборку блока электроники (мелкий)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на крышку корпуса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крепления вентилятора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блоков в моноблок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Стойка 10 мм для скрепления блоков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Винт М3х12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RAMPS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Стойка 12 мм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 М3х20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14:28:04.25294605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9-16T14:31:25.952967480</dc:date>
    <meta:editing-cycles>74</meta:editing-cycles>
    <meta:editing-duration>PT3H18M55S</meta:editing-duration>
    <meta:generator>LibreOffice/4.2.8.2$Linux_X86_64 LibreOffice_project/420m0$Build-2</meta:generator>
    <meta:print-date>2015-06-15T12:27:44.306218204</meta:print-date>
    <meta:document-statistic meta:table-count="3" meta:cell-count="361" meta:object-count="0"/>
  </office:meta>
</office:document-meta>
</file>